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000000" style:font-name="Cantarell" fo:font-weight="bold" style:font-weight-asian="bold" style:font-weight-complex="bold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font-name="Cantarell"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3">DAS project &amp; Scan header file used in GPU correlator</text:span></text:p>
      <text:p text:style-name="Standard"><text:span text:style-name="T3"/></text:p>
      <text:p text:style-name="P1"/>
      <text:p text:style-name="P1"/>
      <text:p text:style-name="P2">{ SubArray0.def</text:p>
      <text:p text:style-name="P2">OBJECT <text:s/>= 3C48 </text:p>
      <text:p text:style-name="P2">PROJECT = OBSERVATION</text:p>
      <text:p text:style-name="P2">PANTMASK= 0x7ffffffe</text:p>
      <text:p text:style-name="P2">FANTMASK= 0x7ffffffe</text:p>
      <text:p text:style-name="P2">BANDMASK= 003</text:p>
      <text:p text:style-name="P2">SEQ <text:s text:c="4"/>= 1</text:p>
      <text:p text:style-name="P2">INTEG <text:s text:c="2"/>= 2.013266</text:p>
      <text:p text:style-name="P2">DATE-OBS= Mon Nov 11 17:45:57 2013</text:p>
      <text:p text:style-name="P2">CODE <text:s text:c="3"/>= TST0981</text:p>
      <text:p text:style-name="P2">OBSERVER= USER</text:p>
      <text:p text:style-name="P2">RA_APP <text:s/>= 24.630342</text:p>
      <text:p text:style-name="P2">DEC_APP = 33.232647</text:p>
      <text:p text:style-name="P2">RA_MEAN = 24.620618</text:p>
      <text:p text:style-name="P2">DEC_MEAN= 33.229953</text:p>
      <text:p text:style-name="P2">MJD_SRC = 56607.000000</text:p>
      <text:p text:style-name="P2">DRA/DT <text:s/>= 0.000000</text:p>
      <text:p text:style-name="P2">DDEC/DT = 0.000000</text:p>
      <text:p text:style-name="P2">F_STEP <text:s/>= 0.000000</text:p>
      <text:p text:style-name="P2">RF <text:s text:c="5"/>= 306000000.000000 306000000.000000</text:p>
      <text:p text:style-name="P2">FIRST_LO= 255000000.000000 255000000.000000</text:p>
      <text:p text:style-name="P2">BB_LO <text:s text:c="2"/>= 51000000.000000 51000000.000000</text:p>
      <text:p text:style-name="P2">NET_SIGN= 1 0 -1 0</text:p>
      <text:p text:style-name="P2">} SubArray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11-12T16:35:57</meta:creation-date>
    <dc:date>2013-11-12T16:40:05</dc:date>
    <dc:creator>teleset </dc:creator>
    <meta:editing-duration>PT4M9S</meta:editing-duration>
    <meta:editing-cycles>3</meta:editing-cycles>
    <meta:generator>LibreOffice/3.4$Linux LibreOffice_project/340m1$Build-602</meta:generator>
    <meta:document-statistic meta:table-count="0" meta:image-count="0" meta:object-count="0" meta:page-count="1" meta:paragraph-count="25" meta:word-count="82" meta:character-count="584" meta:non-whitespace-character-count="481"/>
  </office:meta>
</office:document-meta>
</file>